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akar" svg:font-family="aak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869cm"/>
    </style:style>
    <style:style style:name="gr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4" style:family="graphic" style:parent-style-name="standard">
      <style:graphic-properties draw:stroke="none" svg:stroke-color="#000000" draw:fill="none" draw:fill-color="#ffffff" draw:auto-grow-height="true" draw:auto-grow-width="false" fo:max-height="0cm" fo:min-height="2.707cm"/>
    </style:style>
    <style:style style:name="gr5" style:family="graphic" style:parent-style-name="standard">
      <style:graphic-properties draw:stroke="none" svg:stroke-color="#000000" draw:fill="none" draw:fill-color="#ffffff" draw:auto-grow-height="true" draw:auto-grow-width="false" fo:max-height="0cm" fo:min-height="0.788cm"/>
    </style:style>
    <style:style style:name="gr6" style:family="graphic" style:parent-style-name="standard">
      <style:graphic-properties draw:stroke="none" svg:stroke-color="#000000" draw:fill="none" draw:fill-color="#ffffff" draw:auto-grow-height="true" draw:auto-grow-width="false" fo:max-height="0cm" fo:min-height="0.865cm"/>
    </style:style>
    <style:style style:name="gr7" style:family="graphic" style:parent-style-name="standard">
      <style:graphic-properties draw:stroke="none" svg:stroke-color="#000000" draw:fill="none" draw:fill-color="#ffffff" draw:auto-grow-height="true" draw:auto-grow-width="false" fo:max-height="0cm" fo:min-height="1.475cm"/>
    </style:style>
    <style:style style:name="gr8" style:family="graphic" style:parent-style-name="standard">
      <style:graphic-properties draw:stroke="none" svg:stroke-color="#000000" draw:fill="none" draw:fill-color="#ffffff" draw:auto-grow-height="true" draw:auto-grow-width="false" fo:max-height="0cm" fo:min-height="2.212cm"/>
    </style:style>
    <style:style style:name="gr9" style:family="graphic" style:parent-style-name="standard">
      <style:graphic-properties draw:stroke="none" svg:stroke-color="#000000" draw:fill="none" draw:fill-color="#ffffff" draw:auto-grow-height="true" draw:auto-grow-width="false" fo:max-height="0cm" fo:min-height="0.738cm"/>
    </style:style>
    <style:style style:name="pr1" style:family="presentation" style:parent-style-name="Alizarin0-title">
      <style:graphic-properties fo:min-height="2.25cm"/>
    </style:style>
    <style:style style:name="pr2" style:family="presentation" style:parent-style-name="Alizarin0-notes">
      <style:graphic-properties draw:fill-color="#ffffff" fo:min-height="13.364cm"/>
    </style:style>
    <style:style style:name="pr3" style:family="presentation" style:parent-style-name="Alizarin-title">
      <style:graphic-properties fo:min-height="2.25cm"/>
    </style:style>
    <style:style style:name="pr4" style:family="presentation" style:parent-style-name="Alizarin-outline1">
      <style:graphic-properties fo:min-height="12.75cm"/>
    </style:style>
    <style:style style:name="pr5" style:family="presentation" style:parent-style-name="Alizarin-notes">
      <style:graphic-properties draw:fill-color="#ffffff" fo:min-height="13.364cm"/>
    </style:style>
    <style:style style:name="pr6" style:family="presentation" style:parent-style-name="Alizarin-notes">
      <style:graphic-properties draw:fill-color="#ffffff" draw:auto-grow-height="true" fo:min-height="13.364cm"/>
    </style:style>
    <style:style style:name="P1" style:family="paragraph">
      <loext:graphic-properties draw:fill-color="#ffffff"/>
    </style:style>
    <style:style style:name="P2" style:family="paragraph">
      <style:text-properties fo:font-size="22pt" fo:font-weight="normal" style:font-size-asian="22pt" style:font-weight-asian="normal" style:font-size-complex="22pt" style:font-weight-complex="normal"/>
    </style:style>
    <style:style style:name="P3" style:family="paragraph">
      <loext:graphic-properties draw:fill="none" draw:fill-color="#ffffff"/>
      <style:text-properties style:font-name="Arial" fo:font-size="22pt" style:font-size-asian="22pt" style:font-size-complex="22pt"/>
    </style:style>
    <style:style style:name="P4" style:family="paragraph">
      <loext:graphic-properties draw:fill-color="#ffffff"/>
      <style:text-properties fo:font-size="20pt"/>
    </style:style>
    <style:style style:name="P5" style:family="paragraph">
      <loext:graphic-properties draw:fill="none" draw:fill-color="#ffffff"/>
    </style:style>
    <style:style style:name="P6" style:family="paragraph">
      <loext:graphic-properties draw:fill="none" draw:fill-color="#ffffff"/>
      <style:text-properties fo:font-size="22pt" style:font-size-asian="22pt" style:font-size-complex="22pt"/>
    </style:style>
    <style:style style:name="P7" style:family="paragraph">
      <loext:graphic-properties draw:fill="none" draw:fill-color="#ffffff"/>
      <style:text-properties style:font-name="aakar" fo:font-size="20pt" style:font-size-asian="20pt" style:font-size-complex="20pt"/>
    </style:style>
    <style:style style:name="P8" style:family="paragraph">
      <style:text-properties style:font-name="Arial" fo:font-size="22pt" fo:font-weight="normal" style:font-size-asian="22pt" style:font-weight-asian="normal" style:font-size-complex="22pt" style:font-weight-complex="normal"/>
    </style:style>
    <style:style style:name="P9" style:family="paragraph">
      <loext:graphic-properties draw:fill="none" draw:fill-color="#ffffff"/>
      <style:text-properties style:font-name="aakar" fo:font-size="22pt" fo:font-weight="normal" style:font-size-asian="22pt" style:font-weight-asian="normal" style:font-size-complex="22pt" style:font-weight-complex="normal"/>
    </style:style>
    <style:style style:name="P10" style:family="paragraph">
      <style:paragraph-properties fo:margin-left="0cm" fo:margin-right="0cm" fo:margin-top="0cm" fo:margin-bottom="0.403cm" fo:text-indent="0cm" style:text-autospace="ideograph-alpha" style:punctuation-wrap="hanging"/>
    </style:style>
    <style:style style:name="P11" style:family="paragraph">
      <style:text-properties fo:font-size="22pt" style:font-size-asian="22pt" style:font-size-complex="22pt"/>
    </style:style>
    <style:style style:name="P12" style:family="paragraph">
      <loext:graphic-properties draw:fill="none" draw:fill-color="#ffffff"/>
      <style:text-properties style:font-name="aakar" fo:font-size="22pt" style:font-size-asian="22pt" style:font-size-complex="22pt"/>
    </style:style>
    <style:style style:name="P13" style:family="paragraph">
      <style:paragraph-properties fo:margin-left="0cm" fo:margin-right="0cm" fo:margin-top="0cm" fo:margin-bottom="0cm" fo:line-height="100%" fo:text-indent="0cm" style:text-autospace="ideograph-alpha" style:punctuation-wrap="hanging">
        <style:tab-stops/>
      </style:paragraph-properties>
    </style:style>
    <style:style style:name="P14" style:family="paragraph">
      <loext:graphic-properties draw:fill="none" draw:fill-color="#ffffff"/>
      <style:text-properties fo:font-size="18pt" style:font-size-asian="18pt" style:font-size-complex="18pt"/>
    </style:style>
    <style:style style:name="P15" style:family="paragraph">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Arial" fo:font-size="22pt" style:font-size-asian="22pt" style:font-size-complex="22pt"/>
    </style:style>
    <style:style style:name="T3" style:family="text">
      <style:text-properties fo:font-size="22pt" fo:font-weight="normal" style:font-size-asian="22pt" style:font-weight-asian="normal" style:font-size-complex="22pt"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2pt" style:font-size-asian="22pt" style:font-size-complex="22pt"/>
    </style:style>
    <style:style style:name="T6" style:family="text">
      <style:text-properties fo:font-size="22pt" fo:font-weight="bold" style:font-size-asian="22pt" style:font-weight-asian="bold" style:font-size-complex="22pt" style:font-weight-complex="bold"/>
    </style:style>
    <style:style style:name="T7" style:family="text">
      <style:text-properties style:font-name="aakar" fo:font-size="20pt" style:font-size-asian="20pt" style:font-size-complex="20pt"/>
    </style:style>
    <style:style style:name="T8" style:family="text">
      <style:text-properties style:font-name="aakar" fo:font-size="22pt" fo:font-weight="normal" style:font-size-asian="22pt" style:font-weight-asian="normal" style:font-size-complex="22pt" style:font-weight-complex="normal"/>
    </style:style>
    <style:style style:name="T9" style:family="text">
      <style:text-properties style:font-name="aakar" fo:font-size="22pt" style:font-size-asian="22pt" style:font-size-complex="22pt"/>
    </style:style>
    <style:style style:name="T10"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Manejo de archivos en C++</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Libreria “fstream”</text:p>
          </draw:text-box>
        </draw:frame>
        <draw:frame presentation:style-name="pr4" draw:text-style-name="P2" draw:layer="layout" svg:width="25.5cm" svg:height="13cm" svg:x="1cm" svg:y="5.5cm" presentation:class="outline" presentation:user-transformed="true">
          <draw:text-box>
            <text:list text:style-name="L2">
              <text:list-item>
                <text:p><text:span text:style-name="T1">Para poder trabajar con archivos, se debe incluir en nuestro programa la librería “fstream” de la forma:</text:span></text:p>
              </text:list-item>
              <text:list-item>
                <text:p><text:span text:style-name="T1"/></text:p>
              </text:list-item>
              <text:list-item>
                <text:p><text:span text:style-name="T1"/></text:p>
              </text:list-item>
            </text:list>
          </draw:text-box>
        </draw:frame>
        <draw:frame draw:style-name="gr2" draw:text-style-name="P3" draw:layer="layout" svg:width="24.2cm" svg:height="1.119cm" svg:x="9.6cm" svg:y="8.6cm">
          <draw:text-box>
            <text:p><text:span text:style-name="T2">#include &lt;fstream&gt;</text:span></text:p>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Formas de abrir un archivo</text:p>
          </draw:text-box>
        </draw:frame>
        <draw:frame presentation:style-name="pr4" draw:layer="layout" svg:width="25.5cm" svg:height="13cm" svg:x="1cm" svg:y="5.5cm" presentation:class="outline">
          <draw:text-box>
            <text:list text:style-name="L2">
              <text:list-item>
                <text:p><text:span text:style-name="T3">La librería “fstream” define 3 clases para manejar los archivos:</text:span></text:p>
              </text:list-item>
              <text:list-item>
                <text:p><text:span text:style-name="T4"/></text:p>
                <text:p><text:span text:style-name="T4"/></text:p>
                <text:p/>
              </text:list-item>
            </text:list>
          </draw:text-box>
        </draw:frame>
        <draw:frame draw:style-name="gr3" draw:text-style-name="P5" draw:layer="layout" svg:width="0.502cm" svg:height="1.187cm" svg:x="9cm" svg:y="9.8cm">
          <draw:text-box>
            <text:p/>
          </draw:text-box>
        </draw:frame>
        <draw:frame draw:style-name="gr4" draw:text-style-name="P6" draw:layer="layout" svg:width="21.4cm" svg:height="2.957cm" svg:x="2.6cm" svg:y="7.2cm">
          <draw:text-box>
            <text:list text:style-name="L1">
              <text:list-item>
                <text:p><text:span text:style-name="T5">ifstream (lectura de archivos)</text:span></text:p>
              </text:list-item>
              <text:list-item>
                <text:p><text:span text:style-name="T5">ofstream (escritura de archivos)</text:span></text:p>
              </text:list-item>
              <text:list-item>
                <text:p><text:span text:style-name="T5">fstream (lectura y escritura de archivos)</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ifstream</text:p>
          </draw:text-box>
        </draw:frame>
        <draw:frame presentation:style-name="pr4" draw:text-style-name="P2" draw:layer="layout" svg:width="25.5cm" svg:height="13cm" svg:x="0.8cm" svg:y="5.4cm" presentation:class="outline" presentation:user-transformed="true">
          <draw:text-box>
            <text:list text:style-name="L2">
              <text:list-item>
                <text:p><text:span text:style-name="T3">Para poder </text:span><text:span text:style-name="T6">UNICAMENTE </text:span><text:span text:style-name="T3">leer datos de un archivo debemos utilizar la siguiente linea de código:</text:span></text:p>
              </text:list-item>
              <text:list-item>
                <text:p><text:span text:style-name="T3"/></text:p>
              </text:list-item>
              <text:list-item>
                <text:p><text:span text:style-name="T3"/></text:p>
              </text:list-item>
              <text:list-item>
                <text:p><text:span text:style-name="T3">Donde “archivoDeLectura” es lo que se utiliza para interactuar con el archivo “datos.txt”, en este caso se supone que el archivo se encuentra en el mismo directorio que mi archivo .cpp.</text:span></text:p>
              </text:list-item>
              <text:list-item>
                <text:p><text:span text:style-name="T3"/></text:p>
              </text:list-item>
              <text:list-item>
                <text:p><text:span text:style-name="T3"/></text:p>
              </text:list-item>
              <text:list-item>
                <text:p><text:span text:style-name="T3"/></text:p>
              </text:list-item>
              <text:list-item>
                <text:p><text:span text:style-name="T3"/></text:p>
              </text:list-item>
              <text:list-item>
                <text:p><text:span text:style-name="T3"/></text:p>
              </text:list-item>
              <text:list-item>
                <text:p><text:span text:style-name="T3"/></text:p>
              </text:list-item>
              <text:list-item>
                <text:p><text:span text:style-name="T3"/></text:p>
              </text:list-item>
            </text:list>
          </draw:text-box>
        </draw:frame>
        <draw:frame draw:style-name="gr5" draw:text-style-name="P7" draw:layer="layout" svg:width="18.8cm" svg:height="1.038cm" svg:x="6.8cm" svg:y="8.2cm">
          <draw:text-box>
            <text:p><text:span text:style-name="T7">ifstream archivoDeLectura(“datos.txt”);</text:span></text:p>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ifstream, lectura de datos</text:p>
          </draw:text-box>
        </draw:frame>
        <draw:frame presentation:style-name="pr4" draw:text-style-name="P8" draw:layer="layout" svg:width="25.5cm" svg:height="13cm" svg:x="0.9cm" svg:y="5.2cm" presentation:class="outline" presentation:user-transformed="true">
          <draw:text-box>
            <text:list text:style-name="L2">
              <text:list-item>
                <text:p><text:span text:style-name="T3">La lectura de datos se puede hacer de diversas formas, nosotros vamos a recomendarles que usen el operador “&gt;&gt;”, asi:</text:span></text:p>
              </text:list-item>
              <text:list-item>
                <text:p><text:span text:style-name="T3"/></text:p>
              </text:list-item>
              <text:list-item>
                <text:p><text:span text:style-name="T3"/></text:p>
              </text:list-item>
              <text:list-item>
                <text:p><text:span text:style-name="T3">Lo bueno de leer de un archivo con el operador “&gt;&gt;” es que levanta información de un archivo </text:span><text:span text:style-name="T6">de texto </text:span><text:span text:style-name="T3">hasta que llega a un espacio (“ ”) o a una nueva linea.</text:span></text:p>
              </text:list-item>
              <text:list-item>
                <text:p><text:span text:style-name="T3"/></text:p>
              </text:list-item>
              <text:list-item>
                <text:p><text:span text:style-name="T3"/></text:p>
              </text:list-item>
            </text:list>
          </draw:text-box>
        </draw:frame>
        <draw:frame draw:style-name="gr6" draw:text-style-name="P9" draw:layer="layout" svg:width="21cm" svg:height="1.115cm" svg:x="8.6cm" svg:y="7.885cm">
          <draw:text-box>
            <text:p><text:span text:style-name="T8">ArchivoDeTexto &gt;&gt; dato</text:span></text:p>
          </draw:text-box>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ifstream, lectura de datos, ejemplo</text:p>
          </draw:text-box>
        </draw:frame>
        <draw:frame presentation:style-name="pr4" draw:text-style-name="P2" draw:layer="layout" svg:width="25.5cm" svg:height="13cm" svg:x="1cm" svg:y="5.5cm" presentation:class="outline">
          <draw:text-box>
            <text:list text:style-name="L2">
              <text:list-item>
                <text:p><text:span text:style-name="T3">Ver archivo “lectura_archivo_ifstream.cpp”</text:span></text:p>
              </text:list-item>
              <text:list-item>
                <text:p><text:span text:style-name="T3"/></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ofstream</text:p>
          </draw:text-box>
        </draw:frame>
        <draw:frame presentation:style-name="pr4" draw:text-style-name="P2" draw:layer="layout" svg:width="25.5cm" svg:height="13cm" svg:x="1cm" svg:y="5.5cm" presentation:class="outline" presentation:user-transformed="true">
          <draw:text-box>
            <text:list text:style-name="L2">
              <text:list-item>
                <text:p text:style-name="P10"><text:span text:style-name="T3">Para poder </text:span><text:span text:style-name="T6">UNICAMENTE </text:span><text:span text:style-name="T3">escribir datos en un archivo debemos utilizar la siguiente linea de código:</text:span></text:p>
              </text:list-item>
              <text:list-item>
                <text:p text:style-name="P10"><text:span text:style-name="T3"/></text:p>
              </text:list-item>
              <text:list-item>
                <text:p text:style-name="P10"><text:span text:style-name="T3"/></text:p>
              </text:list-item>
              <text:list-item>
                <text:p><text:span text:style-name="T3">Donde “archivoDeEscritura” es lo que se utiliza para interactuar con el archivo “log.txt”, en este caso se supone que el archivo se encuentra en el mismo directorio que mi archivo .cpp.</text:span></text:p>
              </text:list-item>
            </text:list>
          </draw:text-box>
        </draw:frame>
        <draw:frame draw:style-name="gr5" draw:text-style-name="P5" draw:layer="layout" svg:width="20.2cm" svg:height="1.038cm" svg:x="7.8cm" svg:y="8.162cm">
          <draw:text-box>
            <text:p><text:span text:style-name="T7">ofstream archivoDeEscritura(“log.txt”);</text:span></text:p>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Ofstream, escritura de datos</text:p>
          </draw:text-box>
        </draw:frame>
        <draw:frame presentation:style-name="pr4" draw:text-style-name="P11" draw:layer="layout" svg:width="25.5cm" svg:height="13cm" svg:x="1cm" svg:y="5cm" presentation:class="outline" presentation:user-transformed="true">
          <draw:text-box>
            <text:list text:style-name="L2">
              <text:list-item>
                <text:p text:style-name="P10"><text:span text:style-name="T3">La escritura de datos se puede hacer de diversas formas, nosotros vamos a recomendarles que usen el operador “&lt;&lt;”, asi:</text:span></text:p>
              </text:list-item>
              <text:list-item>
                <text:p text:style-name="P10"><text:span text:style-name="T3"/></text:p>
              </text:list-item>
              <text:list-item>
                <text:p text:style-name="P10"><text:span text:style-name="T3"/></text:p>
              </text:list-item>
              <text:list-item>
                <text:p><text:span text:style-name="T5">NOTA: </text:span><text:span text:style-name="T3">Cuando se abre un archivo con ofstream, si el archivo no existe se crea; pero si ya existía, </text:span><text:span text:style-name="T6">se borra todo el contenido</text:span><text:span text:style-name="T3">. Una forma de evitar esto es abriéndolo como:</text:span></text:p>
              </text:list-item>
              <text:list-item>
                <text:p><text:span text:style-name="T3"/></text:p>
              </text:list-item>
              <text:list-item>
                <text:p><text:span text:style-name="T3"/></text:p>
              </text:list-item>
              <text:list-item>
                <text:p><text:span text:style-name="T3">De esta forma no se pierde la información del archivo y al mismo tiempo se puede escribir sobre él.</text:span></text:p>
              </text:list-item>
            </text:list>
          </draw:text-box>
        </draw:frame>
        <draw:frame draw:style-name="gr6" draw:text-style-name="P5" draw:layer="layout" svg:width="10.8cm" svg:height="1.115cm" svg:x="8.2cm" svg:y="7.8cm">
          <draw:text-box>
            <text:p><text:span text:style-name="T8">archivoDeEscritura &lt;&lt; dato;</text:span></text:p>
          </draw:text-box>
        </draw:frame>
        <draw:frame draw:style-name="gr6" draw:text-style-name="P12" draw:layer="layout" svg:width="17.6cm" svg:height="1.115cm" svg:x="5.6cm" svg:y="13.4cm">
          <draw:text-box>
            <text:p><text:span text:style-name="T9">ofstream archivoDeEscritura(“log.txt”, ios::app);</text:span></text:p>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Ofstream, escritura de datos, ejemplo</text:p>
          </draw:text-box>
        </draw:frame>
        <draw:frame presentation:style-name="pr4" draw:text-style-name="P2" draw:layer="layout" svg:width="25.5cm" svg:height="13cm" svg:x="1cm" svg:y="5.5cm" presentation:class="outline">
          <draw:text-box>
            <text:list text:style-name="L2">
              <text:list-item>
                <text:p><text:span text:style-name="T3">Ver archivo “escritura_archivo_ofstream.cpp”</text:span></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fstream</text:p>
          </draw:text-box>
        </draw:frame>
        <draw:frame presentation:style-name="pr4" draw:text-style-name="P2" draw:layer="layout" svg:width="25.5cm" svg:height="13cm" svg:x="1cm" svg:y="5.5cm" presentation:class="outline" presentation:user-transformed="true">
          <draw:text-box>
            <text:list text:style-name="L2">
              <text:list-item>
                <text:p><text:span text:style-name="T3">En caso de querer tanto leer como escribir en un archivo, escribimos la siguiente linea de código:</text:span></text:p>
              </text:list-item>
              <text:list-item>
                <text:p><text:span text:style-name="T3"/></text:p>
              </text:list-item>
              <text:list-item>
                <text:p><text:span text:style-name="T3"/></text:p>
              </text:list-item>
              <text:list-item>
                <text:p><text:span text:style-name="T3">Donde “archivo” es lo que se utiliza para interactuar con el archivo “informacion.txt”, en este caso se supone que el archivo se encuentra en el mismo directorio que mi archivo .cpp.</text:span></text:p>
              </text:list-item>
              <text:list-item>
                <text:p><text:span text:style-name="T3"/></text:p>
              </text:list-item>
            </text:list>
          </draw:text-box>
        </draw:frame>
        <draw:frame draw:style-name="gr6" draw:text-style-name="P5" draw:layer="layout" svg:width="20.6cm" svg:height="1.115cm" svg:x="4.4cm" svg:y="8.285cm">
          <draw:text-box>
            <text:p><text:span text:style-name="T9">fstream archivo(“informacion.txt”, ios::in | ios:: out);</text:span></text:p>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fstream, lectura/escritura en un archivo</text:p>
          </draw:text-box>
        </draw:frame>
        <draw:frame presentation:style-name="pr4" draw:text-style-name="P2" draw:layer="layout" svg:width="25.5cm" svg:height="13cm" svg:x="1cm" svg:y="5.5cm" presentation:class="outline">
          <draw:text-box>
            <text:list text:style-name="L2">
              <text:list-item>
                <text:p><text:span text:style-name="T3">Esta forma de abrir el archivo es especial, ya que tiene 2 apuntadores, uno para </text:span><text:span text:style-name="T6">lectura</text:span><text:span text:style-name="T3"> y otro para </text:span><text:span text:style-name="T6">escritura</text:span><text:span text:style-name="T3">.</text:span></text:p>
              </text:list-item>
              <text:list-item>
                <text:p><text:span text:style-name="T3">Para mover los apuntadores usamos las funciones</text:span></text:p>
              </text:list-item>
              <text:list-item>
                <text:p><text:span text:style-name="T3"/></text:p>
              </text:list-item>
              <text:list-item>
                <text:p><text:span text:style-name="T3"/></text:p>
              </text:list-item>
              <text:list-item>
                <text:p><text:span text:style-name="T3">El parámetro </text:span><text:span text:style-name="T6">desplazamiento</text:span><text:span text:style-name="T3"> indica cuantos </text:span><text:span text:style-name="T6">bytes</text:span><text:span text:style-name="T3"> desde el </text:span><text:span text:style-name="T6">origen</text:span><text:span text:style-name="T3"> se va a mover el apuntador, dicho esto nótese que desplazamiento puede ser negativo.</text:span></text:p>
              </text:list-item>
              <text:list-item>
                <text:p><text:span text:style-name="T3">El parámetro </text:span><text:span text:style-name="T6">origen</text:span><text:span text:style-name="T3"> indica que punto de referencia se usa para mover el apuntador. Este punto de referencia puede ser el principio del archivo, el lugar actual del apuntador, o el final del archivo.</text:span></text:p>
              </text:list-item>
              <text:list-item>
                <text:p><text:span text:style-name="T3"/></text:p>
              </text:list-item>
              <text:list-item>
                <text:p><text:span text:style-name="T3"/></text:p>
              </text:list-item>
              <text:list-item>
                <text:p><text:span text:style-name="T3"/></text:p>
              </text:list-item>
            </text:list>
            <text:p><text:span text:style-name="T3"/></text:p>
          </draw:text-box>
        </draw:frame>
        <draw:frame draw:style-name="gr7" draw:text-style-name="P5" draw:layer="layout" svg:width="25cm" svg:height="3.199cm" svg:x="2cm" svg:y="8.401cm">
          <draw:text-box>
            <text:list text:style-name="L1">
              <text:list-item>
                <text:p text:style-name="P13">archivo.seekg(desplazamiento, origen) para mover el apuntador de escritura</text:p>
              </text:list-item>
              <text:list-item>
                <text:p>archivo.seekp(desplazamiento, origen) para mover el apuntador de lectura</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fstream, lectura/escritura en un archivo</text:p>
          </draw:text-box>
        </draw:frame>
        <draw:frame presentation:style-name="pr4" draw:text-style-name="P2" draw:layer="layout" svg:width="25.5cm" svg:height="13cm" svg:x="1cm" svg:y="5.5cm" presentation:class="outline" presentation:user-transformed="true">
          <draw:text-box>
            <text:list text:style-name="L2">
              <text:list-item>
                <text:p><text:span text:style-name="T3">Para indicar el origen, la posición actual o el final de archivo se usa, respectivamente:</text:span></text:p>
              </text:list-item>
              <text:list-item>
                <text:p><text:span text:style-name="T3"/></text:p>
              </text:list-item>
              <text:list-item>
                <text:p><text:span text:style-name="T3"/></text:p>
              </text:list-item>
              <text:list-item>
                <text:p><text:span text:style-name="T3">Esto puede ser útil para modificar un único dato sin reescribir todo el archivo.</text:span></text:p>
              </text:list-item>
              <text:list-item>
                <text:p><text:span text:style-name="T3"/></text:p>
              </text:list-item>
              <text:list-item>
                <text:p><text:span text:style-name="T3">Tanto la lectura como la escritura se realiza con los operadores “&gt;&gt;” y “&lt;&lt;” respectivamente. Cuidado que ambos operadores mueven los apuntadores.</text:span></text:p>
                <text:p><text:span text:style-name="T3"/></text:p>
              </text:list-item>
              <text:list-item>
                <text:p><text:span text:style-name="T6">NOTA: </text:span><text:span text:style-name="T3">Ambos apuntadores se inician apuntando al inicio del archivo <text:s/>por defecto, y escribir sobre un dato ya existente </text:span><text:span text:style-name="T6">HACE QUE SE PISE EL DATO ANTERIOR, LA INFORMACIÓN PREEXISTENTE NO SE DESPLAZA.</text:span></text:p>
              </text:list-item>
            </text:list>
          </draw:text-box>
        </draw:frame>
        <draw:frame draw:style-name="gr8" draw:text-style-name="P14" draw:layer="layout" svg:width="13cm" svg:height="2.462cm" svg:x="10.4cm" svg:y="6.938cm">
          <draw:text-box>
            <text:list text:style-name="L1">
              <text:list-item>
                <text:p><text:span text:style-name="T10">ios::beg</text:span></text:p>
              </text:list-item>
              <text:list-item>
                <text:p><text:span text:style-name="T10">ios::cur</text:span></text:p>
              </text:list-item>
              <text:list-item>
                <text:p><text:span text:style-name="T10">ios::end</text:span></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fstream, lectura/escritura en un archivo,<text:line-break/>simple ejemplo.</text:p>
          </draw:text-box>
        </draw:frame>
        <draw:frame presentation:style-name="pr4" draw:text-style-name="P2" draw:layer="layout" svg:width="25.5cm" svg:height="13cm" svg:x="1cm" svg:y="5.5cm" presentation:class="outline">
          <draw:text-box>
            <text:list text:style-name="L2">
              <text:list-item>
                <text:p><text:span text:style-name="T3">Ver archivo “lectura_escritura_fstream.cpp”</text:spa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Archivos binarios</text:p>
          </draw:text-box>
        </draw:frame>
        <draw:frame presentation:style-name="pr4" draw:text-style-name="P15" draw:layer="layout" svg:width="25.5cm" svg:height="13cm" svg:x="1cm" svg:y="5.5cm" presentation:class="outline">
          <draw:text-box>
            <text:list text:style-name="L2">
              <text:list-item>
                <text:p><text:span text:style-name="T3">Los archivos binarios son aquellos cuya información son unicamente 1s y 0s, donde la única forma de poder interactuar con ellos es a través de funciones y tamaño de variables.</text:span></text:p>
              </text:list-item>
              <text:list-item>
                <text:p><text:span text:style-name="T3">Sea ifstream, ofstream o fstream, lo único que se debe hacer para poder trabajar con archivos binarios es agregar “ios::binary”.</text:span></text:p>
              </text:list-item>
              <text:list-item>
                <text:p><text:span text:style-name="T3">Por ejemplo:</text:span></text:p>
              </text:list-item>
              <text:list-item>
                <text:p><text:span text:style-name="T1"/></text:p>
              </text:list-item>
            </text:list>
          </draw:text-box>
        </draw:frame>
        <draw:frame draw:style-name="gr8" draw:text-style-name="P5" draw:layer="layout" svg:width="25.2cm" svg:height="2.462cm" svg:x="2cm" svg:y="13.538cm">
          <draw:text-box>
            <text:p text:style-name="P13">ifstream archivo(“nombreDelArchivo.bin”, ios::binary);</text:p>
            <text:p text:style-name="P13"/>
            <text:p>fstream archivo(“nombreDelArchivo.bin”, ios::in | ios::out | ios::binary);</text:p>
          </draw:text-box>
        </draw:frame>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Archivos binarios, escritura/lectura</text:p>
          </draw:text-box>
        </draw:frame>
        <draw:frame presentation:style-name="pr4" draw:text-style-name="P2" draw:layer="layout" svg:width="25.5cm" svg:height="13cm" svg:x="1cm" svg:y="5.5cm" presentation:class="outline" presentation:user-transformed="true">
          <draw:text-box>
            <text:list text:style-name="L2">
              <text:list-item>
                <text:p><text:span text:style-name="T3">Para escribir en un archivo binario, se usa :</text:span></text:p>
              </text:list-item>
              <text:list-item>
                <text:p><text:span text:style-name="T3"/></text:p>
              </text:list-item>
              <text:list-item>
                <text:p><text:span text:style-name="T3">sizeof() devuelve el valor en bytes de su parametro.</text:span></text:p>
              </text:list-item>
              <text:list-item>
                <text:p><text:span text:style-name="T3"/></text:p>
              </text:list-item>
              <text:list-item>
                <text:p><text:span text:style-name="T3">Para leer de un archivo binario, se usa:</text:span></text:p>
              </text:list-item>
              <text:list-item>
                <text:p><text:span text:style-name="T3"/></text:p>
              </text:list-item>
              <text:list-item>
                <text:p><text:span text:style-name="T3">Entonces, por ejemplo, si valorLeido fuese del tipo char, se leería un byte del archivo y se almacenaría en la variable valorLeido.</text:span></text:p>
              </text:list-item>
              <text:list-item>
                <text:p><text:span text:style-name="T3"/></text:p>
              </text:list-item>
              <text:list-item>
                <text:p><text:span text:style-name="T3"/></text:p>
              </text:list-item>
            </text:list>
          </draw:text-box>
        </draw:frame>
        <draw:frame draw:style-name="gr6" draw:text-style-name="P12" draw:layer="layout" svg:width="24cm" svg:height="1.115cm" svg:x="4.4cm" svg:y="6.8cm">
          <draw:text-box>
            <text:p><text:span text:style-name="T9">archivo.write(informacion, sizeof(informacion));</text:span></text:p>
          </draw:text-box>
        </draw:frame>
        <draw:frame draw:style-name="gr9" draw:text-style-name="P5" draw:layer="layout" svg:width="23.5cm" svg:height="0.988cm" svg:x="4.4cm" svg:y="12cm">
          <draw:text-box>
            <text:p>archivo.read(valorLeido, sizeof(valorLeido));</text:p>
          </draw:text-box>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Cierre del archivo</text:p>
          </draw:text-box>
        </draw:frame>
        <draw:frame presentation:style-name="pr4" draw:text-style-name="P2" draw:layer="layout" svg:width="25.5cm" svg:height="13cm" svg:x="1cm" svg:y="5.5cm" presentation:class="outline" presentation:user-transformed="true">
          <draw:text-box>
            <text:list text:style-name="L2">
              <text:list-item>
                <text:p><text:span text:style-name="T3">No es menor indicar que cada archivo debe ser cerrado en el mismo scope donde se abrió, esto se realiza para indicarle al sistema operativo que el recurso se liberó para su uso y para mover el archivo (con sus modificaciones) de memoria a disco de una forma segura. Para poder realizar esta clausura se debe agregar la linea:</text:span></text:p>
              </text:list-item>
              <text:list-item>
                <text:p><text:span text:style-name="T3"/></text:p>
              </text:list-item>
              <text:list-item>
                <text:p><text:span text:style-name="T3">Antes de finalizar el programa</text:span></text:p>
              </text:list-item>
              <text:list-item>
                <text:p><text:span text:style-name="T3"/></text:p>
              </text:list-item>
              <text:list-item>
                <text:p><text:span text:style-name="T3">NOTA: </text:span><text:span text:style-name="T6">CADA ARCHIVO DEBE TENER SU PROPIO CIERRE</text:span><text:span text:style-name="T3">.</text:span></text:p>
              </text:list-item>
            </text:list>
          </draw:text-box>
        </draw:frame>
        <draw:frame draw:style-name="gr9" draw:text-style-name="P5" draw:layer="layout" svg:width="20.4cm" svg:height="0.988cm" svg:x="10.6cm" svg:y="11.212cm">
          <draw:text-box>
            <text:p>archivo.close();</text:p>
          </draw:text-box>
        </draw:frame>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akar" svg:font-family="aak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úme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úme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úmero&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5T18:08:48.931070557</meta:creation-date>
    <meta:editing-duration>PT1H49M1S</meta:editing-duration>
    <meta:editing-cycles>9</meta:editing-cycles>
    <meta:generator>LibreOffice/6.0.7.3$Linux_X86_64 LibreOffice_project/00m0$Build-3</meta:generator>
    <dc:title>Alizarin</dc:title>
    <dc:date>2020-04-21T11:25:41.014788647</dc:date>
    <meta:document-statistic meta:object-count="115"/>
  </office:meta>
</office:document-meta>
</file>